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a4155" style:font-size-asian="16pt" style:font-size-complex="16pt"/>
    </style:style>
    <style:style style:name="P2" style:family="paragraph" style:parent-style-name="Text_20_body">
      <style:text-properties officeooo:rsid="0023aa6d" officeooo:paragraph-rsid="003a4155"/>
    </style:style>
    <style:style style:name="P3" style:family="paragraph" style:parent-style-name="Text_20_body">
      <style:text-properties officeooo:rsid="0023aa6d" officeooo:paragraph-rsid="003c0ef1"/>
    </style:style>
    <style:style style:name="P4" style:family="paragraph" style:parent-style-name="Text_20_body">
      <style:text-properties officeooo:rsid="0023aa6d" officeooo:paragraph-rsid="003c64ae"/>
    </style:style>
    <style:style style:name="P5" style:family="paragraph" style:parent-style-name="Text_20_body">
      <style:text-properties officeooo:rsid="0023aa6d" officeooo:paragraph-rsid="00401bab"/>
    </style:style>
    <style:style style:name="P6" style:family="paragraph" style:parent-style-name="Heading_20_1" style:master-page-name="Right_20_Page">
      <style:paragraph-properties style:page-number="auto"/>
      <style:text-properties officeooo:rsid="0023aa6d" officeooo:paragraph-rsid="003a4155"/>
    </style:style>
    <style:style style:name="P7" style:family="paragraph" style:parent-style-name="Heading_20_3">
      <style:text-properties officeooo:paragraph-rsid="003c0ef1"/>
    </style:style>
    <style:style style:name="P8" style:family="paragraph" style:parent-style-name="Heading_20_3">
      <style:text-properties officeooo:paragraph-rsid="003a4155"/>
    </style:style>
    <style:style style:name="P9" style:family="paragraph" style:parent-style-name="Heading_20_3">
      <style:text-properties officeooo:paragraph-rsid="00401bab"/>
    </style:style>
    <style:style style:name="P10" style:family="paragraph" style:parent-style-name="Heading_20_3">
      <style:paragraph-properties fo:margin-top="0.25cm" fo:margin-bottom="0.101cm" loext:contextual-spacing="false" fo:break-before="page"/>
      <style:text-properties officeooo:rsid="0023aa6d" officeooo:paragraph-rsid="003a4155"/>
    </style:style>
    <style:style style:name="P11" style:family="paragraph" style:parent-style-name="Heading_20_3">
      <style:paragraph-properties fo:margin-top="0.25cm" fo:margin-bottom="0.101cm" loext:contextual-spacing="false"/>
      <style:text-properties officeooo:paragraph-rsid="003a4155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3aa6d"/>
    </style:style>
    <style:style style:name="T4" style:family="text">
      <style:text-properties officeooo:rsid="003a7dbe"/>
    </style:style>
    <style:style style:name="T5" style:family="text">
      <style:text-properties officeooo:rsid="003c0ef1"/>
    </style:style>
    <style:style style:name="T6" style:family="text">
      <style:text-properties officeooo:rsid="003c64ae"/>
    </style:style>
    <style:style style:name="T7" style:family="text">
      <style:text-properties officeooo:rsid="003e44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uff The Magic Dragon</text:h>
      <text:h text:style-name="Heading_20_2" text:outline-level="2">(<text:span text:style-name="T3">Peter, Paul, and Mary</text:span>)</text:h>
      <text:p text:style-name="Text_20_body">Time Signature: <text:span text:style-name="T1">4</text:span>/4 </text:p>
      <text:p text:style-name="Text_20_body">Chords: <text:span text:style-name="T7">Am, C, D7, Em, F, C</text:span></text:p>
      <text:p text:style-name="Text_20_body">Tempo: <text:span text:style-name="T2">100</text:span> - 1<text:span text:style-name="T2">2</text:span>0 BPM</text:p>
      <text:p text:style-name="P1"/>
      <text:h text:style-name="P10" text:outline-level="3">[VERSE 1]</text:h>
      <text:p text:style-name="P2"><text:span text:style-name="T4">C</text:span> <text:s text:c="14"/><text:span text:style-name="T4">E</text:span>m <text:s text:c="4"/><text:span text:style-name="T4">F</text:span> <text:s text:c="11"/><text:span text:style-name="T4">C</text:span></text:p>
      <text:p text:style-name="P2">Puff, the magic dragon lived by the sea</text:p>
      <text:p text:style-name="P2"><text:s text:c="4"/><text:span text:style-name="T4">F</text:span> <text:s text:c="15"/><text:span text:style-name="T4">C <text:s text:c="5"/>Am</text:span> <text:s text:c="10"/></text:p>
      <text:p text:style-name="P2">And frolicked in the autumn mist </text:p>
      <text:p text:style-name="P2"><text:s text:c="5"/><text:span text:style-name="T4">D7</text:span> <text:s text:c="15"/><text:span text:style-name="T4">G</text:span></text:p>
      <text:p text:style-name="P2">in a land called Honah Lee</text:p>
      <text:p text:style-name="P2"><text:span text:style-name="T4">C</text:span> <text:s text:c="12"/><text:span text:style-name="T4">E</text:span>m <text:s text:c="3"/><text:span text:style-name="T4">F</text:span> <text:s text:c="16"/><text:span text:style-name="T4">C</text:span></text:p>
      <text:p text:style-name="P2">Little Jackie Paper loved that rascal Puff,</text:p>
      <text:p text:style-name="P2"><text:s text:c="4"/><text:span text:style-name="T4">F</text:span> <text:s text:c="18"/></text:p>
      <text:p text:style-name="P2">And brought him strings </text:p>
      <text:p text:style-name="P2"><text:s text:c="4"/><text:span text:style-name="T4">C</text:span> <text:s text:c="6"/><text:span text:style-name="T4">A</text:span>m <text:s text:c="5"/><text:span text:style-name="T4">D</text:span>7 <text:s text:c="3"/><text:span text:style-name="T4">G</text:span> <text:s text:c="4"/><text:span text:style-name="T4">C</text:span> <text:s text:c="5"/><text:span text:style-name="T4">G</text:span></text:p>
      <text:p text:style-name="P2">and sealing wax and other fancy stuff. Oh </text:p>
      <text:h text:style-name="P11" text:outline-level="3">[CHORUS]</text:h>
      <text:p text:style-name="P2"><text:span text:style-name="T4">C</text:span> <text:s text:c="14"/><text:span text:style-name="T4">E</text:span>m <text:s text:c="4"/><text:span text:style-name="T4">F</text:span> <text:s text:c="11"/><text:span text:style-name="T4">C</text:span></text:p>
      <text:p text:style-name="P2">Puff, the magic dragon lived by the sea</text:p>
      <text:p text:style-name="P2"><text:s text:c="4"/><text:span text:style-name="T4">F</text:span> <text:s text:c="15"/><text:span text:style-name="T4">C</text:span> <text:s text:c="5"/><text:span text:style-name="T4">Am</text:span> <text:s text:c="4"/></text:p>
      <text:p text:style-name="P2">And frolicked in the autumn mist </text:p>
      <text:p text:style-name="P2"><text:s text:c="5"/><text:span text:style-name="T4">D7</text:span> <text:s text:c="15"/><text:span text:style-name="T4">G</text:span></text:p>
      <text:p text:style-name="P2">in a land called Honah Lee</text:p>
      <text:p text:style-name="P2"><text:span text:style-name="T4">C</text:span> <text:s text:c="14"/><text:span text:style-name="T4">E</text:span>m <text:s text:c="4"/><text:span text:style-name="T5">F</text:span> <text:s text:c="11"/><text:span text:style-name="T4">C</text:span></text:p>
      <text:p text:style-name="P2">Puff, the magic dragon lived by the sea</text:p>
      <text:p text:style-name="P2"><text:s text:c="4"/><text:span text:style-name="T4">F</text:span> <text:s text:c="15"/><text:span text:style-name="T4">C</text:span> <text:s text:c="5"/><text:span text:style-name="T4">Am</text:span></text:p>
      <text:p text:style-name="P2">And frolicked in the autumn mist </text:p>
      <text:p text:style-name="P2"><text:s text:c="5"/><text:span text:style-name="T4">D7</text:span> <text:s text:c="9"/><text:span text:style-name="T5">G</text:span> <text:s text:c="4"/><text:span text:style-name="T5">C</text:span></text:p>
      <text:p text:style-name="P2">in a land called Honah Lee</text:p>
      <text:h text:style-name="P11" text:outline-level="3">[VERSE 2]</text:h>
      <text:p text:style-name="P2"><text:span text:style-name="T5">C</text:span> <text:s text:c="18"/><text:span text:style-name="T5">E</text:span>m <text:s text:c="4"/></text:p>
      <text:p text:style-name="P2">Together they would travel </text:p>
      <text:p text:style-name="P2"><text:s text:c="5"/><text:span text:style-name="T5">F</text:span> <text:s text:c="17"/><text:span text:style-name="T5">C</text:span></text:p>
      <text:p text:style-name="P2">on a boat with billowed sail</text:p>
      <text:p text:style-name="P2"><text:span text:style-name="T5">F</text:span> <text:s text:c="12"/><text:span text:style-name="T5">C</text:span> <text:s text:c="14"/></text:p>
      <text:p text:style-name="P2">Jackie kept a lookout perched </text:p>
      <text:p text:style-name="P2"><text:s text:c="3"/><text:span text:style-name="T5">A</text:span>m <text:s text:c="4"/><text:span text:style-name="T5">D</text:span>7 <text:s text:c="6"/><text:span text:style-name="T5">G</text:span></text:p>
      <text:p text:style-name="P2">on Puff's gigantic tail,</text:p>
      <text:p text:style-name="P2"><text:span text:style-name="T5">C</text:span> <text:s text:c="14"/><text:span text:style-name="T5">E</text:span>m <text:s text:c="5"/></text:p>
      <text:p text:style-name="P2">Noble kings and princes </text:p>
      <text:p text:style-name="P2"><text:s text:c="6"/><text:span text:style-name="T5">F</text:span> <text:s text:c="16"/><text:span text:style-name="T5">C</text:span></text:p>
      <text:p text:style-name="P2">would bow whene'er they came,</text:p>
      <text:p text:style-name="P2"><text:span text:style-name="T5">F</text:span> <text:s text:c="17"/><text:span text:style-name="T5">C</text:span> <text:s text:c="10"/><text:span text:style-name="T6">Am</text:span></text:p>
      <text:p text:style-name="P2">Pirate ships would lower their flags</text:p>
      <text:p text:style-name="P2"><text:s text:c="5"/><text:span text:style-name="T6">D7</text:span> <text:s text:c="9"/><text:span text:style-name="T5">G</text:span> <text:s text:c="5"/><text:span text:style-name="T5">C</text:span> <text:s text:c="4"/><text:span text:style-name="T5">G</text:span></text:p>
      <text:p text:style-name="P2">when Puff roared out his name. Oh! </text:p>
      <text:h text:style-name="P7" text:outline-level="3"><text:soft-page-break/>[CHORUS]</text:h>
      <text:p text:style-name="P3"><text:span text:style-name="T4">C</text:span> <text:s text:c="14"/><text:span text:style-name="T4">E</text:span>m <text:s text:c="4"/><text:span text:style-name="T4">F</text:span> <text:s text:c="11"/><text:span text:style-name="T4">C</text:span></text:p>
      <text:p text:style-name="P3">Puff, the magic dragon lived by the sea</text:p>
      <text:p text:style-name="P3"><text:s text:c="4"/><text:span text:style-name="T4">F</text:span> <text:s text:c="15"/><text:span text:style-name="T4">C</text:span> <text:s text:c="5"/><text:span text:style-name="T4">Am</text:span> <text:s text:c="4"/></text:p>
      <text:p text:style-name="P3">And frolicked in the autumn mist </text:p>
      <text:p text:style-name="P3"><text:s text:c="5"/><text:span text:style-name="T4">D7</text:span> <text:s text:c="15"/><text:span text:style-name="T4">G</text:span></text:p>
      <text:p text:style-name="P3">in a land called Honah Lee</text:p>
      <text:p text:style-name="P3"><text:span text:style-name="T4">C</text:span> <text:s text:c="14"/><text:span text:style-name="T4">E</text:span>m <text:s text:c="4"/><text:span text:style-name="T5">F</text:span> <text:s text:c="11"/><text:span text:style-name="T4">C</text:span></text:p>
      <text:p text:style-name="P3">Puff, the magic dragon lived by the sea</text:p>
      <text:p text:style-name="P3"><text:s text:c="4"/><text:span text:style-name="T4">F</text:span> <text:s text:c="15"/><text:span text:style-name="T4">C</text:span> <text:s text:c="5"/><text:span text:style-name="T4">Am</text:span></text:p>
      <text:p text:style-name="P3">And frolicked in the autumn mist </text:p>
      <text:p text:style-name="P3"><text:s text:c="5"/><text:span text:style-name="T4">D7</text:span> <text:s text:c="9"/><text:span text:style-name="T5">G</text:span> <text:s text:c="4"/><text:span text:style-name="T5">C</text:span></text:p>
      <text:p text:style-name="P3">in a land called Honah Lee</text:p>
      <text:h text:style-name="P8" text:outline-level="3">[VERSE 3]</text:h>
      <text:p text:style-name="P2"><text:s text:c="2"/><text:span text:style-name="T5">C</text:span> <text:s text:c="14"/><text:span text:style-name="T5">E</text:span>m <text:s text:c="6"/><text:span text:style-name="T5">F</text:span> <text:s text:c="12"/><text:span text:style-name="T5">C</text:span></text:p>
      <text:p text:style-name="P2">A dragon lives forever but not so little boys</text:p>
      <text:p text:style-name="P2"><text:span text:style-name="T5">F</text:span> <text:s text:c="16"/><text:span text:style-name="T5">C</text:span> <text:s text:c="12"/></text:p>
      <text:p text:style-name="P2">Painted wings and giants' rings </text:p>
      <text:p text:style-name="P2"><text:span text:style-name="T5">A</text:span>m <text:s text:c="10"/><text:span text:style-name="T5">D</text:span>7 <text:s text:c="3"/><text:span text:style-name="T5">G</text:span></text:p>
      <text:p text:style-name="P2">make way for other toys.</text:p>
      <text:p text:style-name="P2"><text:span text:style-name="T5">C</text:span> <text:s text:c="16"/><text:span text:style-name="T5">E</text:span>m <text:s text:c="7"/></text:p>
      <text:p text:style-name="P2">One grey night it happened, </text:p>
      <text:p text:style-name="P2"><text:s text:c="7"/><text:span text:style-name="T5">F</text:span> <text:s text:c="12"/><text:span text:style-name="T5">C</text:span></text:p>
      <text:p text:style-name="P2">Jackie Paper came no more</text:p>
      <text:p text:style-name="P4"><text:s text:c="4"/><text:span text:style-name="T5">F</text:span> <text:s text:c="15"/><text:span text:style-name="T6">C</text:span> <text:s text:c="6"/><text:span text:style-name="T6">Am</text:span></text:p>
      <text:p text:style-name="P4">And Puff that mighty dragon, <text:span text:style-name="T6">well</text:span></text:p>
      <text:p text:style-name="P2"><text:s text:c="3"/><text:span text:style-name="T6">D7</text:span> <text:s text:c="8"/><text:span text:style-name="T5">G</text:span> <text:s text:c="6"/><text:span text:style-name="T5">C <text:s text:c="7"/>G</text:span></text:p>
      <text:p text:style-name="P2">he ceased his fearless roar.</text:p>
      <text:h text:style-name="P9" text:outline-level="3">[CHORUS]</text:h>
      <text:p text:style-name="P5"><text:span text:style-name="T4">C</text:span> <text:s text:c="14"/><text:span text:style-name="T4">E</text:span>m <text:s text:c="4"/><text:span text:style-name="T4">F</text:span> <text:s text:c="11"/><text:span text:style-name="T4">C</text:span></text:p>
      <text:p text:style-name="P5">Puff, the magic dragon lived by the sea</text:p>
      <text:p text:style-name="P5"><text:s text:c="4"/><text:span text:style-name="T4">F</text:span> <text:s text:c="15"/><text:span text:style-name="T4">C</text:span> <text:s text:c="5"/><text:span text:style-name="T4">Am</text:span> <text:s text:c="4"/></text:p>
      <text:p text:style-name="P5">And frolicked in the autumn mist </text:p>
      <text:p text:style-name="P5"><text:s text:c="5"/><text:span text:style-name="T4">D7</text:span> <text:s text:c="15"/><text:span text:style-name="T4">G</text:span></text:p>
      <text:p text:style-name="P5">in a land called Honah Lee</text:p>
      <text:p text:style-name="P5"><text:span text:style-name="T4">C</text:span> <text:s text:c="14"/><text:span text:style-name="T4">E</text:span>m <text:s text:c="4"/><text:span text:style-name="T5">F</text:span> <text:s text:c="11"/><text:span text:style-name="T4">C</text:span></text:p>
      <text:p text:style-name="P5">Puff, the magic dragon lived by the sea</text:p>
      <text:p text:style-name="P5"><text:s text:c="4"/><text:span text:style-name="T4">F</text:span> <text:s text:c="15"/><text:span text:style-name="T4">C</text:span> <text:s text:c="5"/><text:span text:style-name="T4">Am</text:span></text:p>
      <text:p text:style-name="P5">And frolicked in the autumn mist </text:p>
      <text:p text:style-name="P5"><text:s text:c="5"/><text:span text:style-name="T4">D7</text:span> <text:s text:c="9"/><text:span text:style-name="T5">G</text:span> <text:s text:c="4"/><text:span text:style-name="T5">C</text:span></text:p>
      <text:p text:style-name="P5">in a land called Honah Lee</text:p>
      <text:p text:style-name="P2"/>
      <text:h text:style-name="P8" text:outline-level="3"><text:soft-page-break/>[VERSE 4]</text:h>
      <text:p text:style-name="P2"><text:s text:c="4"/><text:span text:style-name="T5">C</text:span> <text:s text:c="15"/><text:span text:style-name="T5">E</text:span>m <text:s text:c="5"/></text:p>
      <text:p text:style-name="P2">His head was bent in sorrow, </text:p>
      <text:p text:style-name="P2"><text:s text:c="6"/><text:span text:style-name="T6">F</text:span> <text:s text:c="15"/><text:span text:style-name="T6">C</text:span></text:p>
      <text:p text:style-name="P2">green scales fell like rain,</text:p>
      <text:p text:style-name="P2"><text:span text:style-name="T6">F</text:span> <text:s text:c="13"/><text:span text:style-name="T6">C</text:span> <text:s text:c="11"/></text:p>
      <text:p text:style-name="P2">Puff no longer went to play </text:p>
      <text:p text:style-name="P2"><text:s/><text:span text:style-name="T6">A</text:span>m <text:s text:c="6"/><text:span text:style-name="T6">D</text:span>7 <text:s text:c="4"/><text:span text:style-name="T6">G</text:span></text:p>
      <text:p text:style-name="P2">along the cherry lane.</text:p>
      <text:p text:style-name="P2"><text:s text:c="4"/><text:span text:style-name="T6">C</text:span> <text:s text:c="15"/><text:span text:style-name="T6">E</text:span>m</text:p>
      <text:p text:style-name="P2">Without his lifelong friend, </text:p>
      <text:p text:style-name="P2"><text:span text:style-name="T6">F</text:span> <text:s text:c="16"/><text:span text:style-name="T6">C</text:span></text:p>
      <text:p text:style-name="P2">Puff could not be brave,</text:p>
      <text:p text:style-name="P2"><text:s text:c="3"/><text:span text:style-name="T6">F</text:span> <text:s text:c="15"/><text:span text:style-name="T6">C <text:s text:c="5"/>Am</text:span></text:p>
      <text:p text:style-name="P2">So Puff that mighty dragon sadly </text:p>
      <text:p text:style-name="P2"><text:span text:style-name="T6">D7</text:span> <text:s text:c="7"/><text:span text:style-name="T6">G </text:span><text:s text:c="5"/><text:span text:style-name="T6">C</text:span> <text:s text:c="4"/><text:span text:style-name="T6">G</text:span></text:p>
      <text:p text:style-name="P2">slipped into his cave. Oh! </text:p>
      <text:h text:style-name="P7" text:outline-level="3">[CHORUS]</text:h>
      <text:p text:style-name="P3"><text:span text:style-name="T4">C</text:span> <text:s text:c="14"/><text:span text:style-name="T4">E</text:span>m <text:s text:c="4"/><text:span text:style-name="T4">F</text:span> <text:s text:c="11"/><text:span text:style-name="T4">C</text:span></text:p>
      <text:p text:style-name="P3">Puff, the magic dragon lived by the sea</text:p>
      <text:p text:style-name="P3"><text:s text:c="4"/><text:span text:style-name="T4">F</text:span> <text:s text:c="15"/><text:span text:style-name="T4">C</text:span> <text:s text:c="5"/><text:span text:style-name="T4">Am</text:span> <text:s text:c="4"/></text:p>
      <text:p text:style-name="P3">And frolicked in the autumn mist </text:p>
      <text:p text:style-name="P3"><text:s text:c="5"/><text:span text:style-name="T4">D7</text:span> <text:s text:c="15"/><text:span text:style-name="T4">G</text:span></text:p>
      <text:p text:style-name="P3">in a land called Honah Lee</text:p>
      <text:p text:style-name="P3"><text:span text:style-name="T4">C</text:span> <text:s text:c="14"/><text:span text:style-name="T4">E</text:span>m <text:s text:c="4"/><text:span text:style-name="T5">F</text:span> <text:s text:c="11"/><text:span text:style-name="T4">C</text:span></text:p>
      <text:p text:style-name="P3">Puff, the magic dragon lived by the sea</text:p>
      <text:p text:style-name="P3"><text:s text:c="4"/><text:span text:style-name="T4">F</text:span> <text:s text:c="15"/><text:span text:style-name="T4">C</text:span> <text:s text:c="5"/><text:span text:style-name="T4">Am</text:span></text:p>
      <text:p text:style-name="P3">And frolicked in the autumn mist </text:p>
      <text:p text:style-name="P3"><text:s text:c="5"/><text:span text:style-name="T4">D7</text:span> <text:s text:c="9"/><text:span text:style-name="T5">G</text:span> <text:s text:c="4"/><text:span text:style-name="T5">C</text:span></text:p>
      <text:p text:style-name="P3">in a land called Honah L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9M2S</meta:editing-duration>
    <meta:editing-cycles>44</meta:editing-cycles>
    <meta:generator>LibreOffice/4.3.3.2$Linux_X86_64 LibreOffice_project/430m0$Build-2</meta:generator>
    <dc:title>Lyrics + Chords</dc:title>
    <dc:date>2017-05-16T07:53:43.814789723</dc:date>
    <meta:print-date>2017-04-03T12:23:29.985893000</meta:print-date>
    <meta:document-statistic meta:table-count="0" meta:image-count="0" meta:object-count="0" meta:page-count="4" meta:paragraph-count="119" meta:word-count="512" meta:character-count="3407" meta:non-whitespace-character-count="172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